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4 (01:30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and-reference-types"/>Value and Reference Types<text:bookmark-end text:name="value-and-reference-types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reformatted_20_Text">
<text:span text:style-name="DataTypeTok">int</text:span><text:span text:style-name="OperatorTok">[]</text:span><text:span text:style-name="NormalTok"><text:s text:c="1"/>arrayA </text:span><text:span text:style-name="OperatorTok">=</text:span><text:span text:style-name="NormalTok"><text:s text:c="1"/></text:span><text:span text:style-name="OperatorTok">{</text:span><text:span text:style-name="NormalTok"><text:s text:c="1"/></text:span><text:span text:style-name="DecValTok">1</text:span><text:span text:style-name="OperatorTok">,</text:span><text:span text:style-name="NormalTok"><text:s text:c="1"/></text:span><text:span text:style-name="DecValTok">2</text:span><text:span text:style-name="OperatorTok">,</text:span><text:span text:style-name="NormalTok"><text:s text:c="1"/></text:span><text:span text:style-name="DecValTok">3</text:span><text:span text:style-name="OperatorTok">,</text:span><text:span text:style-name="NormalTok"><text:s text:c="1"/></text:span><text:span text:style-name="DecValTok">4</text:span><text:span text:style-name="OperatorTok">,</text:span><text:span text:style-name="NormalTok"><text:s text:c="1"/></text:span><text:span text:style-name="DecValTok">5</text:span><text:span text:style-name="NormalTok"><text:s text:c="1"/></text:span><text:span text:style-name="OperatorTok">};</text:span><text:span text:style-name="NormalTok"><text:s text:c="2"/></text:span><text:span text:style-name="CommentTok">// Declare a simple array of integers</text:span>
</text:p>
      <text:p text:style-name="Preformatted_20_Text">
</text:p>
      <text:p text:style-name="Preformatted_20_Text">
<text:span text:style-name="CommentTok">// I'd like to make a copy of that array. Let me try the following:</text:span>
</text:p>
      <text:p text:style-name="Preformatted_20_Text">
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<text:span text:style-name="OperatorTok">;</text:span>
</text:p>
      <text:p text:style-name="Preformatted_20_Text">
</text:p>
      <text:p text:style-name="Preformatted_20_Text">
<text:span text:style-name="KeywordTok">foreach</text:span><text:span text:style-name="NormalTok"><text:s text:c="1"/></text:span><text:span text:style-name="OperatorTok">(</text:span><text:span text:style-name="DataTypeTok">int</text:span><text:span text:style-name="NormalTok"><text:s text:c="1"/>i </text:span><text:span text:style-name="KeywordTok">in</text:span><text:span text:style-name="NormalTok"><text:s text:c="1"/>arrayCopyWrong</text:span><text:span text:style-name="OperatorTok">)</text:span>
</text:p>
      <text:p text:style-name="Preformatted_20_Text">
<text:span text:style-name="NormalTok"><text:s text:c="4"/>Console</text:span><text:span text:style-name="OperatorTok">.</text:span><text:span text:style-name="FunctionTok">Write</text:span><text:span text:style-name="OperatorTok">(</text:span><text:span text:style-name="NormalTok">i </text:span><text:span text:style-name="OperatorTok">+</text:span><text:span text:style-name="NormalTok"><text:s text:c="1"/></text:span><text:span text:style-name="StringTok">" "</text:span><text:span text:style-name="OperatorTok">);</text:span>
</text:p>
      <text:p text:style-name="Preformatted_20_Text"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);</text:span>
</text:p>
      <text:p text:style-name="Preformatted_20_Text">
</text:p>
      <text:p text:style-name="Preformatted_20_Text">
<text:span text:style-name="CommentTok">// It seems to be working! Except that if we change a value in our copy:</text:span>
</text:p>
      <text:p text:style-name="Preformatted_20_Text">
<text:span text:style-name="NormalTok">arrayCopyWrong</text:span><text:span text:style-name="OperatorTok">[</text:span><text:span text:style-name="DecValTok">0</text:span><text:span text:style-name="OperatorTok">]</text:span><text:span text:style-name="NormalTok"><text:s text:c="1"/></text:span><text:span text:style-name="OperatorTok">=</text:span><text:span text:style-name="NormalTok"><text:s text:c="1"/></text:span><text:span text:style-name="DecValTok">6</text:span><text:span text:style-name="OperatorTok">;</text:span>
</text:p>
      <text:p text:style-name="Preformatted_20_Text">
</text:p>
      <text:p text:style-name="Preformatted_20_Text">
<text:span text:style-name="CommentTok">// It also changes the value in our original array!</text:span>
</text:p>
      <text:p text:style-name="Preformatted_20_Text">
<text:span text:style-name="KeywordTok">foreach</text:span><text:span text:style-name="NormalTok"><text:s text:c="1"/></text:span><text:span text:style-name="OperatorTok">(</text:span><text:span text:style-name="DataTypeTok">int</text:span><text:span text:style-name="NormalTok"><text:s text:c="1"/>i </text:span><text:span text:style-name="KeywordTok">in</text:span><text:span text:style-name="NormalTok"><text:s text:c="1"/>arrayA</text:span><text:span text:style-name="OperatorTok">)</text:span>
</text:p>
      <text:p text:style-name="Preformatted_20_Text">
<text:span text:style-name="NormalTok"><text:s text:c="4"/>Console</text:span><text:span text:style-name="OperatorTok">.</text:span><text:span text:style-name="FunctionTok">Write</text:span><text:span text:style-name="OperatorTok">(</text:span><text:span text:style-name="NormalTok">i </text:span><text:span text:style-name="OperatorTok">+</text:span><text:span text:style-name="NormalTok"><text:s text:c="1"/></text:span><text:span text:style-name="StringTok">" "</text:span><text:span text:style-name="OperatorTok">);</text:span>
</text:p>
      <text:p text:style-name="Preformatted_20_Text"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);</text:span>
</text:p>
      <text:p text:style-name="First_20_paragraph">Try executing this program yourself to see what happens. The problem is that when we wrote the assignment statement <text:span text:style-name="Source_Text">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</text:span>, we copied the <text:span text:style-name="T1">reference</text:span> to the array, but not the array itself. We now have two ways of accessing our array, using <text:span text:style-name="Source_Text"><text:span text:style-name="NormalTok">arrayA</text:span></text:span> or <text:span text:style-name="Source_Text"><text:span text:style-name="NormalTok">arrayCopyWrong</text:span></text:span>, but still only one array.</text:p>
      <text:p text:style-name="Text_20_body">To correctly copy the array, we need to do something like the following:</text:p>
      <text:p text:style-name="Preformatted_20_Text">
<text:span text:style-name="DataTypeTok">int</text:span><text:span text:style-name="OperatorTok">[]</text:span><text:span text:style-name="NormalTok"><text:s text:c="1"/>arrayB </text:span><text:span text:style-name="OperatorTok">=</text:span><text:span text:style-name="NormalTok"><text:s text:c="1"/></text:span><text:span text:style-name="OperatorTok">{</text:span><text:span text:style-name="NormalTok"><text:s text:c="1"/></text:span><text:span text:style-name="DecValTok">1</text:span><text:span text:style-name="OperatorTok">,</text:span><text:span text:style-name="NormalTok"><text:s text:c="1"/></text:span><text:span text:style-name="DecValTok">2</text:span><text:span text:style-name="OperatorTok">,</text:span><text:span text:style-name="NormalTok"><text:s text:c="1"/></text:span><text:span text:style-name="DecValTok">3</text:span><text:span text:style-name="OperatorTok">,</text:span><text:span text:style-name="NormalTok"><text:s text:c="1"/></text:span><text:span text:style-name="DecValTok">4</text:span><text:span text:style-name="OperatorTok">,</text:span><text:span text:style-name="NormalTok"><text:s text:c="1"/></text:span><text:span text:style-name="DecValTok">5</text:span><text:span text:style-name="NormalTok"><text:s text:c="1"/></text:span><text:span text:style-name="OperatorTok">};</text:span>
</text:p>
      <text:p text:style-name="Preformatted_20_Text">
<text:span text:style-name="CommentTok">// Create a new array object and assign it to a new reference variable</text:span>
</text:p>
      <text:p text:style-name="Preformatted_20_Text">
<text:span text:style-name="DataTypeTok">int</text:span><text:span text:style-name="OperatorTok">[]</text:span><text:span text:style-name="NormalTok"><text:s text:c="1"/>arrayCopyRight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[</text:span><text:span text:style-name="NormalTok">arrayB</text:span><text:span text:style-name="OperatorTok">.</text:span><text:span text:style-name="FunctionTok">Length</text:span><text:span text:style-name="OperatorTok">];</text:span>
</text:p>
      <text:p text:style-name="Preformatted_20_Text">
</text:p>
      <text:p text:style-name="Preformatted_20_Text">
<text:span text:style-name="CommentTok">// Copy each value in the array, one by one:</text:span>
</text:p>
      <text:p text:style-name="Preformatted_20_Text">
<text:span text:style-name="KeywordTok">for</text:span><text:span text:style-name="OperatorTok">(</text:span><text:span text:style-name="DataTypeTok">int</text:span><text:span text:style-name="NormalTok"><text:s text:c="1"/>i </text:span><text:span text:style-name="OperatorTok">=</text:span><text:span text:style-name="NormalTok"><text:s text:c="1"/></text:span><text:span text:style-name="DecValTok">0</text:span><text:span text:style-name="NormalTok"><text:s text:c="1"/></text:span><text:span text:style-name="OperatorTok">;</text:span><text:span text:style-name="NormalTok"><text:s text:c="1"/>i </text:span><text:span text:style-name="OperatorTok">&lt;</text:span><text:span text:style-name="NormalTok"><text:s text:c="1"/>arrayB</text:span><text:span text:style-name="OperatorTok">.</text:span><text:span text:style-name="FunctionTok">Length</text:span><text:span text:style-name="OperatorTok">;</text:span><text:span text:style-name="NormalTok"><text:s text:c="1"/>i</text:span><text:span text:style-name="OperatorTok">++)</text:span>
</text:p>
      <text:p text:style-name="Preformatted_20_Text">
<text:span text:style-name="NormalTok"><text:s text:c="4"/>arrayCopyRight</text:span><text:span text:style-name="OperatorTok">[</text:span><text:span text:style-name="NormalTok">i</text:span><text:span text:style-name="OperatorTok">]</text:span><text:span text:style-name="NormalTok"><text:s text:c="1"/></text:span><text:span text:style-name="OperatorTok">=</text:span><text:span text:style-name="NormalTok"><text:s text:c="1"/>arrayB</text:span><text:span text:style-name="OperatorTok">[</text:span><text:span text:style-name="NormalTok">i</text:span><text:span text:style-name="OperatorTok">];</text:span>
</text:p>
      <text:p text:style-name="Preformatted_20_Text">
</text:p>
      <text:p text:style-name="Preformatted_20_Text">
<text:span text:style-name="CommentTok">// If we change a value in our copy:</text:span>
</text:p>
      <text:p text:style-name="Preformatted_20_Text">
<text:span text:style-name="NormalTok">arrayCopyRight</text:span><text:span text:style-name="OperatorTok">[</text:span><text:span text:style-name="DecValTok">0</text:span><text:span text:style-name="OperatorTok">]</text:span><text:span text:style-name="NormalTok"><text:s text:c="1"/></text:span><text:span text:style-name="OperatorTok">=</text:span><text:span text:style-name="NormalTok"><text:s text:c="1"/></text:span><text:span text:style-name="DecValTok">6</text:span><text:span text:style-name="OperatorTok">;</text:span>
</text:p>
      <text:p text:style-name="Preformatted_20_Text">
</text:p>
      <text:p text:style-name="Preformatted_20_Text">
<text:span text:style-name="CommentTok">// It changes the value only in that copy:</text:span>
</text:p>
      <text:p text:style-name="Preformatted_20_Text">
<text:span text:style-name="KeywordTok">foreach</text:span><text:span text:style-name="NormalTok"><text:s text:c="1"/></text:span><text:span text:style-name="OperatorTok">(</text:span><text:span text:style-name="DataTypeTok">int</text:span><text:span text:style-name="NormalTok"><text:s text:c="1"/>i </text:span><text:span text:style-name="KeywordTok">in</text:span><text:span text:style-name="NormalTok"><text:s text:c="1"/>arrayB</text:span><text:span text:style-name="OperatorTok">)</text:span>
</text:p>
      <text:p text:style-name="Preformatted_20_Text">
<text:span text:style-name="NormalTok"><text:s text:c="4"/>Console</text:span><text:span text:style-name="OperatorTok">.</text:span><text:span text:style-name="FunctionTok">Write</text:span><text:span text:style-name="OperatorTok">(</text:span><text:span text:style-name="NormalTok">i </text:span><text:span text:style-name="OperatorTok">+</text:span><text:span text:style-name="NormalTok"><text:s text:c="1"/></text:span><text:span text:style-name="StringTok">" "</text:span><text:span text:style-name="OperatorTok">);</text:span>
</text:p>
      <text:p text:style-name="Preformatted_20_Text"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);</text:span>
</text:p>
      <text:p text:style-name="Preformatted_20_Text">
</text:p>
      <text:p text:style-name="Preformatted_20_Text">
<text:span text:style-name="KeywordTok">foreach</text:span><text:span text:style-name="NormalTok"><text:s text:c="1"/></text:span><text:span text:style-name="OperatorTok">(</text:span><text:span text:style-name="DataTypeTok">int</text:span><text:span text:style-name="NormalTok"><text:s text:c="1"/>i </text:span><text:span text:style-name="KeywordTok">in</text:span><text:span text:style-name="NormalTok"><text:s text:c="1"/>arrayCopyRight</text:span><text:span text:style-name="OperatorTok">)</text:span>
</text:p>
      <text:p text:style-name="Preformatted_20_Text">
<text:span text:style-name="NormalTok"><text:s text:c="4"/>Console</text:span><text:span text:style-name="OperatorTok">.</text:span><text:span text:style-name="FunctionTok">Write</text:span><text:span text:style-name="OperatorTok">(</text:span><text:span text:style-name="NormalTok">i </text:span><text:span text:style-name="OperatorTok">+</text:span><text:span text:style-name="NormalTok"><text:s text:c="1"/></text:span><text:span text:style-name="StringTok">" "</text:span><text:span text:style-name="OperatorTok">);</text:span><text:span text:style-name="NormalTok"><text:s text:c="2"/></text:span>
</text:p>
      <text:p text:style-name="Preformatted_20_Text"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);</text:span>
</text:p>
      <text:p text:style-name="First_20_paragraph">Try executing this program. Can you see the difference?</text:p>
      <text:p text:style-name="Text_20_body"><text:span text:style-name="Source_Text"><text:span text:style-name="NormalTok">Array</text:span>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Source_Text"><text:span text:style-name="NormalTok">array1</text:span></text:span> and <text:span text:style-name="Source_Text"><text:span text:style-name="NormalTok">array2</text:span></text:span> containing the same type of values and of size at least <text:span text:style-name="Source_Text"><text:span text:style-name="NormalTok">x</text:span></text:span>, you can copy the first <text:span text:style-name="Source_Text"><text:span text:style-name="NormalTok">x</text:span></text:span> values of <text:span text:style-name="Source_Text"><text:span text:style-name="NormalTok">array1</text:span></text:span> into <text:span text:style-name="Source_Text"><text:span text:style-name="NormalTok">array2</text:span></text:span> using <text:span text:style-name="Source_Text">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</text:span>. Try using this method with the previous example to create a copy of <text:span text:style-name="Source_Text"><text:span text:style-name="NormalTok">arrayB</text:span>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5-22T17:30:54Z</meta:creation-date>
    <dc:date>2024-05-22T17:30:54Z</dc:date>
    <meta:user-defined meta:name="date" meta:value-type="string">May  22, 2024 (01:30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